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anal-su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nes-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rise-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-orient</text:p>
          </table:table-cell>
          <table:table-cell table:number-columns-repeated="4"/>
          <table:table-cell office:value-type="string" calcext:value-type="string">
            <text:p>résonance</text:p>
          </table:table-cell>
        </table:table-row>
        <table:table-row table:style-name="ro1">
          <table:table-cell/>
          <table:table-cell office:value-type="string" calcext:value-type="string">
            <text:p>latina</text:p>
          </table:table-cell>
          <table:table-cell table:number-columns-repeated="4"/>
          <table:table-cell office:value-type="string" calcext:value-type="string">
            <text:p>rgb</text:p>
          </table:table-cell>
        </table:table-row>
        <table:table-row table:style-name="ro1">
          <table:table-cell/>
          <table:table-cell office:value-type="string" calcext:value-type="string">
            <text:p>Radiomeuh</text:p>
          </table:table-cell>
          <table:table-cell table:number-columns-repeated="4"/>
          <table:table-cell office:value-type="string" calcext:value-type="string">
            <text:p>rig</text:p>
          </table:table-cell>
        </table:table-row>
        <table:table-row table:style-name="ro1">
          <table:table-cell/>
          <table:table-cell office:value-type="string" calcext:value-type="string">
            <text:p>Fun-radio</text:p>
          </table:table-cell>
          <table:table-cell table:number-columns-repeated="4"/>
          <table:table-cell office:value-type="string" calcext:value-type="string">
            <text:p>rjfm</text:p>
          </table:table-cell>
        </table:table-row>
        <table:table-row table:style-name="ro1">
          <table:table-cell/>
          <table:table-cell office:value-type="string" calcext:value-type="string">
            <text:p>Jazz-radio</text:p>
          </table:table-cell>
          <table:table-cell table:number-columns-repeated="4"/>
          <table:table-cell office:value-type="string" calcext:value-type="string">
            <text:p>rpo</text:p>
          </table:table-cell>
        </table:table-row>
        <table:table-row table:style-name="ro1">
          <table:table-cell/>
          <table:table-cell office:value-type="string" calcext:value-type="string">
            <text:p>mfm</text:p>
          </table:table-cell>
          <table:table-cell table:number-columns-repeated="4"/>
          <table:table-cell office:value-type="string" calcext:value-type="string">
            <text:p>rtl 2</text:p>
          </table:table-cell>
        </table:table-row>
        <table:table-row table:style-name="ro1">
          <table:table-cell/>
          <table:table-cell office:value-type="string" calcext:value-type="string">
            <text:p>nostalgie</text:p>
          </table:table-cell>
          <table:table-cell table:number-columns-repeated="4"/>
          <table:table-cell office:value-type="string" calcext:value-type="string">
            <text:p>rvm</text:p>
          </table:table-cell>
        </table:table-row>
        <table:table-row table:style-name="ro1">
          <table:table-cell/>
          <table:table-cell office:value-type="string" calcext:value-type="string">
            <text:p>Rire-et-chanson</text:p>
          </table:table-cell>
          <table:table-cell table:number-columns-repeated="4"/>
          <table:table-cell office:value-type="string" calcext:value-type="string">
            <text:p>sensation</text:p>
          </table:table-cell>
        </table:table-row>
        <table:table-row table:style-name="ro1">
          <table:table-cell/>
          <table:table-cell office:value-type="string" calcext:value-type="string">
            <text:p>voltage</text:p>
          </table:table-cell>
          <table:table-cell table:number-columns-repeated="4"/>
          <table:table-cell office:value-type="string" calcext:value-type="string">
            <text:p>sun 101.5</text:p>
          </table:table-cell>
        </table:table-row>
        <table:table-row table:style-name="ro1">
          <table:table-cell/>
          <table:table-cell office:value-type="string" calcext:value-type="string">
            <text:p>Radio-fg</text:p>
          </table:table-cell>
          <table:table-cell table:number-columns-repeated="4"/>
          <table:table-cell office:value-type="string" calcext:value-type="string">
            <text:p>rdm</text:p>
          </table:table-cell>
        </table:table-row>
        <table:table-row table:style-name="ro1">
          <table:table-cell/>
          <table:table-cell office:value-type="string" calcext:value-type="string">
            <text:p>Virgin-radio</text:p>
          </table:table-cell>
          <table:table-cell table:number-columns-repeated="4"/>
          <table:table-cell office:value-type="string" calcext:value-type="string">
            <text:p>système</text:p>
          </table:table-cell>
        </table:table-row>
        <table:table-row table:style-name="ro1">
          <table:table-cell/>
          <table:table-cell office:value-type="string" calcext:value-type="string">
            <text:p>France-culture</text:p>
          </table:table-cell>
          <table:table-cell table:number-columns-repeated="4"/>
          <table:table-cell office:value-type="string" calcext:value-type="string">
            <text:p>tfm</text:p>
          </table:table-cell>
        </table:table-row>
        <table:table-row table:style-name="ro1">
          <table:table-cell/>
          <table:table-cell office:value-type="string" calcext:value-type="string">
            <text:p>Oui-fm</text:p>
          </table:table-cell>
          <table:table-cell table:number-columns-repeated="4"/>
          <table:table-cell office:value-type="string" calcext:value-type="string">
            <text:p>tonic radio</text:p>
          </table:table-cell>
        </table:table-row>
        <table:table-row table:style-name="ro1">
          <table:table-cell/>
          <table:table-cell office:value-type="string" calcext:value-type="string">
            <text:p>Wit-fm</text:p>
          </table:table-cell>
          <table:table-cell table:number-columns-repeated="4"/>
          <table:table-cell office:value-type="string" calcext:value-type="string">
            <text:p>toulouse fm</text:p>
          </table:table-cell>
        </table:table-row>
        <table:table-row table:style-name="ro1">
          <table:table-cell/>
          <table:table-cell office:value-type="string" calcext:value-type="string">
            <text:p>Hit-west</text:p>
          </table:table-cell>
          <table:table-cell table:number-columns-repeated="4"/>
          <table:table-cell office:value-type="string" calcext:value-type="string">
            <text:p>urban hit</text:p>
          </table:table-cell>
        </table:table-row>
        <table:table-row table:style-name="ro1">
          <table:table-cell/>
          <table:table-cell office:value-type="string" calcext:value-type="string">
            <text:p>rfi</text:p>
          </table:table-cell>
          <table:table-cell table:number-columns-repeated="4"/>
          <table:table-cell office:value-type="string" calcext:value-type="string">
            <text:p>variation</text:p>
          </table:table-cell>
        </table:table-row>
        <table:table-row table:style-name="ro1">
          <table:table-cell/>
          <table:table-cell office:value-type="string" calcext:value-type="string">
            <text:p>Le-mouv</text:p>
          </table:table-cell>
          <table:table-cell table:number-columns-repeated="4"/>
          <table:table-cell office:value-type="string" calcext:value-type="string">
            <text:p>vfm</text:p>
          </table:table-cell>
        </table:table-row>
        <table:table-row table:style-name="ro1">
          <table:table-cell/>
          <table:table-cell office:value-type="string" calcext:value-type="string">
            <text:p>Contact-fm</text:p>
          </table:table-cell>
          <table:table-cell table:number-columns-repeated="4"/>
          <table:table-cell office:value-type="string" calcext:value-type="string">
            <text:p>virage radio</text:p>
          </table:table-cell>
        </table:table-row>
        <table:table-row table:style-name="ro1">
          <table:table-cell/>
          <table:table-cell office:value-type="string" calcext:value-type="string">
            <text:p>rtl2</text:p>
          </table:table-cell>
          <table:table-cell table:number-columns-repeated="4"/>
          <table:table-cell office:value-type="string" calcext:value-type="string">
            <text:p>vivre fm</text:p>
          </table:table-cell>
        </table:table-row>
        <table:table-row table:style-name="ro1">
          <table:table-cell/>
          <table:table-cell office:value-type="string" calcext:value-type="string">
            <text:p>Radio-nova</text:p>
          </table:table-cell>
          <table:table-cell table:number-columns-repeated="4"/>
          <table:table-cell office:value-type="string" calcext:value-type="string">
            <text:p>radio val d isère</text:p>
          </table:table-cell>
        </table:table-row>
        <table:table-row table:style-name="ro1">
          <table:table-cell/>
          <table:table-cell office:value-type="string" calcext:value-type="string">
            <text:p>France-bleu</text:p>
          </table:table-cell>
          <table:table-cell table:number-columns-repeated="4"/>
          <table:table-cell office:value-type="string" calcext:value-type="string">
            <text:p>radio neo</text:p>
          </table:table-cell>
        </table:table-row>
        <table:table-row table:style-name="ro1">
          <table:table-cell/>
          <table:table-cell office:value-type="string" calcext:value-type="string">
            <text:p>Tsf-jazz</text:p>
          </table:table-cell>
          <table:table-cell table:number-columns-repeated="4"/>
          <table:table-cell office:value-type="string" calcext:value-type="string">
            <text:p>radio one</text:p>
          </table:table-cell>
        </table:table-row>
        <table:table-row table:style-name="ro1">
          <table:table-cell/>
          <table:table-cell office:value-type="string" calcext:value-type="string">
            <text:p>Sud-radio</text:p>
          </table:table-cell>
          <table:table-cell table:number-columns-repeated="4"/>
          <table:table-cell office:value-type="string" calcext:value-type="string">
            <text:p>radio oxygene</text:p>
          </table:table-cell>
        </table:table-row>
        <table:table-row table:style-name="ro1">
          <table:table-cell/>
          <table:table-cell office:value-type="string" calcext:value-type="string">
            <text:p>Radio-scoop</text:p>
          </table:table-cell>
          <table:table-cell table:number-columns-repeated="4"/>
          <table:table-cell office:value-type="string" calcext:value-type="string">
            <text:p>radio plus</text:p>
          </table:table-cell>
        </table:table-row>
        <table:table-row table:style-name="ro1">
          <table:table-cell/>
          <table:table-cell office:value-type="string" calcext:value-type="string">
            <text:p>ado</text:p>
          </table:table-cell>
          <table:table-cell table:number-columns-repeated="4"/>
          <table:table-cell office:value-type="string" calcext:value-type="string">
            <text:p>radio présence</text:p>
          </table:table-cell>
        </table:table-row>
        <table:table-row table:style-name="ro1">
          <table:table-cell/>
          <table:table-cell office:value-type="string" calcext:value-type="string">
            <text:p>France-musique</text:p>
          </table:table-cell>
          <table:table-cell table:number-columns-repeated="4"/>
          <table:table-cell office:value-type="string" calcext:value-type="string">
            <text:p>radio puisaleine</text:p>
          </table:table-cell>
        </table:table-row>
        <table:table-row table:style-name="ro1">
          <table:table-cell/>
          <table:table-cell office:value-type="string" calcext:value-type="string">
            <text:p>classic21</text:p>
          </table:table-cell>
          <table:table-cell table:number-columns-repeated="4"/>
          <table:table-cell office:value-type="string" calcext:value-type="string">
            <text:p>radio pulsar</text:p>
          </table:table-cell>
        </table:table-row>
        <table:table-row table:style-name="ro1">
          <table:table-cell/>
          <table:table-cell office:value-type="string" calcext:value-type="string">
            <text:p>Enjoy-station</text:p>
          </table:table-cell>
          <table:table-cell table:number-columns-repeated="4"/>
          <table:table-cell office:value-type="string" calcext:value-type="string">
            <text:p>radio shalom</text:p>
          </table:table-cell>
        </table:table-row>
        <table:table-row table:style-name="ro1">
          <table:table-cell/>
          <table:table-cell office:value-type="string" calcext:value-type="string">
            <text:p>Radio-nova</text:p>
          </table:table-cell>
          <table:table-cell table:number-columns-repeated="4"/>
          <table:table-cell office:value-type="string" calcext:value-type="string">
            <text:p>radio star</text:p>
          </table:table-cell>
        </table:table-row>
        <table:table-row table:style-name="ro1">
          <table:table-cell/>
          <table:table-cell table:style-name="ce1" office:value-type="string" calcext:value-type="string">
            <text:p>48FM</text:p>
          </table:table-cell>
          <table:table-cell table:number-columns-repeated="4"/>
          <table:table-cell office:value-type="string" calcext:value-type="string">
            <text:p>radio mont blanc</text:p>
          </table:table-cell>
        </table:table-row>
        <table:table-row table:style-name="ro1">
          <table:table-cell/>
          <table:table-cell table:style-name="ce1" office:value-type="string" calcext:value-type="string">
            <text:p>Alpes 1</text:p>
          </table:table-cell>
          <table:table-cell table:number-columns-repeated="4"/>
          <table:table-cell office:value-type="string" calcext:value-type="string">
            <text:p>radio zinzine</text:p>
          </table:table-cell>
        </table:table-row>
        <table:table-row table:style-name="ro1">
          <table:table-cell/>
          <table:table-cell table:style-name="ce1" office:value-type="string" calcext:value-type="string">
            <text:p>Azur FM</text:p>
          </table:table-cell>
          <table:table-cell table:number-columns-repeated="4"/>
          <table:table-cell office:value-type="string" calcext:value-type="string">
            <text:p>raje</text:p>
          </table:table-cell>
        </table:table-row>
        <table:table-row table:style-name="ro1">
          <table:table-cell/>
          <table:table-cell table:style-name="ce1" office:value-type="string" calcext:value-type="string">
            <text:p>Blackbox</text:p>
          </table:table-cell>
          <table:table-cell table:number-columns-repeated="4"/>
          <table:table-cell office:value-type="string" calcext:value-type="string">
            <text:p>rba</text:p>
          </table:table-cell>
        </table:table-row>
        <table:table-row table:style-name="ro1">
          <table:table-cell/>
          <table:table-cell table:style-name="ce1" office:value-type="string" calcext:value-type="string">
            <text:p>Delta FM</text:p>
          </table:table-cell>
          <table:table-cell table:number-columns-repeated="4"/>
          <table:table-cell office:value-type="string" calcext:value-type="string">
            <text:p>rbm</text:p>
          </table:table-cell>
        </table:table-row>
        <table:table-row table:style-name="ro1">
          <table:table-cell/>
          <table:table-cell office:value-type="string" calcext:value-type="string">
            <text:p>Demoiselle FM</text:p>
          </table:table-cell>
          <table:table-cell table:number-columns-repeated="4"/>
          <table:table-cell office:value-type="string" calcext:value-type="string">
            <text:p>rcd</text:p>
          </table:table-cell>
        </table:table-row>
        <table:table-row table:style-name="ro1">
          <table:table-cell/>
          <table:table-cell table:style-name="ce1" office:value-type="string" calcext:value-type="string">
            <text:p>Direct FM</text:p>
          </table:table-cell>
          <table:table-cell table:number-columns-repeated="4"/>
          <table:table-cell office:value-type="string" calcext:value-type="string">
            <text:p>rcj</text:p>
          </table:table-cell>
        </table:table-row>
        <table:table-row table:style-name="ro1">
          <table:table-cell/>
          <table:table-cell table:style-name="ce1" office:value-type="string" calcext:value-type="string">
            <text:p>Echo FM</text:p>
          </table:table-cell>
          <table:table-cell table:number-columns-repeated="4"/>
          <table:table-cell office:value-type="string" calcext:value-type="string">
            <text:p>rcm</text:p>
          </table:table-cell>
        </table:table-row>
        <table:table-row table:style-name="ro1">
          <table:table-cell/>
          <table:table-cell table:style-name="ce1" office:value-type="string" calcext:value-type="string">
            <text:p>Enjoy 33</text:p>
          </table:table-cell>
          <table:table-cell table:number-columns-repeated="4"/>
          <table:table-cell office:value-type="string" calcext:value-type="string">
            <text:p>rcn radio</text:p>
          </table:table-cell>
        </table:table-row>
        <table:table-row table:style-name="ro1">
          <table:table-cell/>
          <table:table-cell table:style-name="ce1" office:value-type="string" calcext:value-type="string">
            <text:p>Espace FM</text:p>
          </table:table-cell>
          <table:table-cell table:number-columns-repeated="4"/>
          <table:table-cell office:value-type="string" calcext:value-type="string">
            <text:p>ods radio</text:p>
          </table:table-cell>
        </table:table-row>
        <table:table-row table:style-name="ro1">
          <table:table-cell/>
          <table:table-cell table:style-name="ce1" office:value-type="string" calcext:value-type="string">
            <text:p>Est FM</text:p>
          </table:table-cell>
          <table:table-cell table:number-columns-repeated="4"/>
          <table:table-cell office:value-type="string" calcext:value-type="string">
            <text:p>la tribu</text:p>
          </table:table-cell>
        </table:table-row>
        <table:table-row table:style-name="ro1">
          <table:table-cell/>
          <table:table-cell table:style-name="ce1" office:value-type="string" calcext:value-type="string">
            <text:p>Flash FM</text:p>
          </table:table-cell>
          <table:table-cell table:number-columns-repeated="4"/>
          <table:table-cell office:value-type="string" calcext:value-type="string">
            <text:p>littoral fm</text:p>
          </table:table-cell>
        </table:table-row>
        <table:table-row table:style-name="ro1">
          <table:table-cell/>
          <table:table-cell table:style-name="ce1" office:value-type="string" calcext:value-type="string">
            <text:p>Flor FM</text:p>
          </table:table-cell>
          <table:table-cell table:number-columns-repeated="4"/>
          <table:table-cell office:value-type="string" calcext:value-type="string">
            <text:p>phare fm</text:p>
          </table:table-cell>
        </table:table-row>
        <table:table-row table:style-name="ro1">
          <table:table-cell/>
          <table:table-cell table:style-name="ce1" office:value-type="string" calcext:value-type="string">
            <text:p>Fusion FM</text:p>
          </table:table-cell>
          <table:table-cell table:number-columns-repeated="4"/>
          <table:table-cell office:value-type="string" calcext:value-type="string">
            <text:p>lorfm</text:p>
          </table:table-cell>
        </table:table-row>
        <table:table-row table:style-name="ro1">
          <table:table-cell/>
          <table:table-cell office:value-type="string" calcext:value-type="string">
            <text:p>Génération FM</text:p>
          </table:table-cell>
          <table:table-cell table:number-columns-repeated="4"/>
          <table:table-cell office:value-type="string" calcext:value-type="string">
            <text:p>radio active</text:p>
          </table:table-cell>
        </table:table-row>
        <table:table-row table:style-name="ro1">
          <table:table-cell/>
          <table:table-cell office:value-type="string" calcext:value-type="string">
            <text:p>ifm</text:p>
          </table:table-cell>
          <table:table-cell table:number-columns-repeated="4"/>
          <table:table-cell office:value-type="string" calcext:value-type="string">
            <text:p>magnum la radio</text:p>
          </table:table-cell>
        </table:table-row>
        <table:table-row table:style-name="ro1">
          <table:table-cell/>
          <table:table-cell office:value-type="string" calcext:value-type="string">
            <text:p>impact fm</text:p>
          </table:table-cell>
          <table:table-cell table:number-columns-repeated="4"/>
          <table:table-cell office:value-type="string" calcext:value-type="string">
            <text:p>max fm</text:p>
          </table:table-cell>
        </table:table-row>
        <table:table-row table:style-name="ro1">
          <table:table-cell/>
          <table:table-cell office:value-type="string" calcext:value-type="string">
            <text:p>jaime radio</text:p>
          </table:table-cell>
          <table:table-cell table:number-columns-repeated="4"/>
          <table:table-cell office:value-type="string" calcext:value-type="string">
            <text:p>pastel fm</text:p>
          </table:table-cell>
        </table:table-row>
        <table:table-row table:style-name="ro1">
          <table:table-cell/>
          <table:table-cell office:value-type="string" calcext:value-type="string">
            <text:p>kiss fm</text:p>
          </table:table-cell>
          <table:table-cell table:number-columns-repeated="4"/>
          <table:table-cell office:value-type="string" calcext:value-type="string">
            <text:p>metropolys</text:p>
          </table:table-cell>
        </table:table-row>
        <table:table-row table:style-name="ro1">
          <table:table-cell/>
          <table:table-cell office:value-type="string" calcext:value-type="string">
            <text:p>mercure</text:p>
          </table:table-cell>
          <table:table-cell table:number-columns-repeated="4"/>
          <table:table-cell office:value-type="string" calcext:value-type="string">
            <text:p>principe actif</text:p>
          </table:table-cell>
        </table:table-row>
        <table:table-row table:style-name="ro1">
          <table:table-cell/>
          <table:table-cell office:value-type="string" calcext:value-type="string">
            <text:p>millenium</text:p>
          </table:table-cell>
          <table:table-cell table:number-columns-repeated="4"/>
          <table:table-cell office:value-type="string" calcext:value-type="string">
            <text:p>mistral fm</text:p>
          </table:table-cell>
        </table:table-row>
        <table:table-row table:style-name="ro1">
          <table:table-cell/>
          <table:table-cell office:value-type="string" calcext:value-type="string">
            <text:p>mosaique fm</text:p>
          </table:table-cell>
          <table:table-cell table:number-columns-repeated="4"/>
          <table:table-cell office:value-type="string" calcext:value-type="string">
            <text:p>mona fm</text:p>
          </table:table-cell>
        </table:table-row>
        <table:table-row table:style-name="ro1">
          <table:table-cell/>
          <table:table-cell office:value-type="string" calcext:value-type="string">
            <text:p>plein air radio</text:p>
          </table:table-cell>
          <table:table-cell table:number-columns-repeated="4"/>
          <table:table-cell office:value-type="string" calcext:value-type="string">
            <text:p>montagne fm</text:p>
          </table:table-cell>
        </table:table-row>
        <table:table-row table:style-name="ro1">
          <table:table-cell/>
          <table:table-cell office:value-type="string" calcext:value-type="string">
            <text:p>radio 6</text:p>
          </table:table-cell>
          <table:table-cell table:number-columns-repeated="4"/>
          <table:table-cell office:value-type="string" calcext:value-type="string">
            <text:p>mti</text:p>
          </table:table-cell>
        </table:table-row>
        <table:table-row table:style-name="ro1">
          <table:table-cell/>
          <table:table-cell office:value-type="string" calcext:value-type="string">
            <text:p>radio 8</text:p>
          </table:table-cell>
          <table:table-cell table:number-columns-repeated="4"/>
          <table:table-cell office:value-type="string" calcext:value-type="string">
            <text:p>music box</text:p>
          </table:table-cell>
        </table:table-row>
        <table:table-row table:style-name="ro1">
          <table:table-cell/>
          <table:table-cell office:value-type="string" calcext:value-type="string">
            <text:p>Radio 8</text:p>
          </table:table-cell>
          <table:table-cell table:number-columns-repeated="4"/>
          <table:table-cell office:value-type="string" calcext:value-type="string">
            <text:p>radio alfa</text:p>
          </table:table-cell>
        </table:table-row>
        <table:table-row table:style-name="ro1">
          <table:table-cell/>
          <table:table-cell office:value-type="string" calcext:value-type="string">
            <text:p>radio beton</text:p>
          </table:table-cell>
          <table:table-cell table:number-columns-repeated="4"/>
          <table:table-cell office:value-type="string" calcext:value-type="string">
            <text:p>radio alpa</text:p>
          </table:table-cell>
        </table:table-row>
        <table:table-row table:style-name="ro1">
          <table:table-cell/>
          <table:table-cell office:value-type="string" calcext:value-type="string">
            <text:p>radio bonheur</text:p>
          </table:table-cell>
          <table:table-cell table:number-columns-repeated="4"/>
          <table:table-cell office:value-type="string" calcext:value-type="string">
            <text:p>n radio</text:p>
          </table:table-cell>
        </table:table-row>
        <table:table-row table:style-name="ro1">
          <table:table-cell/>
          <table:table-cell office:value-type="string" calcext:value-type="string">
            <text:p>radio camargue</text:p>
          </table:table-cell>
          <table:table-cell table:number-columns-repeated="4"/>
          <table:table-cell office:value-type="string" calcext:value-type="string">
            <text:p>nti</text:p>
          </table:table-cell>
        </table:table-row>
        <table:table-row table:style-name="ro1">
          <table:table-cell/>
          <table:table-cell office:value-type="string" calcext:value-type="string">
            <text:p>radio campus lille</text:p>
          </table:table-cell>
          <table:table-cell table:number-columns-repeated="4"/>
          <table:table-cell office:value-type="string" calcext:value-type="string">
            <text:p>plus fm</text:p>
          </table:table-cell>
        </table:table-row>
        <table:table-row table:style-name="ro1">
          <table:table-cell/>
          <table:table-cell office:value-type="string" calcext:value-type="string">
            <text:p>radio campus paris</text:p>
          </table:table-cell>
          <table:table-cell table:number-columns-repeated="4"/>
          <table:table-cell office:value-type="string" calcext:value-type="string">
            <text:p>latina fm</text:p>
          </table:table-cell>
        </table:table-row>
        <table:table-row table:style-name="ro1">
          <table:table-cell/>
          <table:table-cell office:value-type="string" calcext:value-type="string">
            <text:p>radio campus rennes</text:p>
          </table:table-cell>
          <table:table-cell table:number-columns-repeated="4"/>
          <table:table-cell office:value-type="string" calcext:value-type="string">
            <text:p>pyrenees fm</text:p>
          </table:table-cell>
        </table:table-row>
        <table:table-row table:style-name="ro1">
          <table:table-cell/>
          <table:table-cell office:value-type="string" calcext:value-type="string">
            <text:p>radio canut</text:p>
          </table:table-cell>
          <table:table-cell table:number-columns-repeated="4"/>
          <table:table-cell office:value-type="string" calcext:value-type="string">
            <text:p>radio 666</text:p>
          </table:table-cell>
        </table:table-row>
        <table:table-row table:style-name="ro1">
          <table:table-cell/>
          <table:table-cell office:value-type="string" calcext:value-type="string">
            <text:p>radio caroline</text:p>
          </table:table-cell>
          <table:table-cell table:number-columns-repeated="4"/>
          <table:table-cell office:value-type="string" calcext:value-type="string">
            <text:p>radio 4</text:p>
          </table:table-cell>
        </table:table-row>
        <table:table-row table:style-name="ro1">
          <table:table-cell/>
          <table:table-cell office:value-type="string" calcext:value-type="string">
            <text:p>radio courtoisie</text:p>
          </table:table-cell>
          <table:table-cell table:number-columns-repeated="4"/>
          <table:table-cell office:value-type="string" calcext:value-type="string">
            <text:p>prun</text:p>
          </table:table-cell>
        </table:table-row>
        <table:table-row table:style-name="ro1">
          <table:table-cell/>
          <table:table-cell office:value-type="string" calcext:value-type="string">
            <text:p>radio cristal</text:p>
          </table:table-cell>
          <table:table-cell table:number-columns-repeated="4"/>
          <table:table-cell office:value-type="string" calcext:value-type="string">
            <text:p>k6fm</text:p>
          </table:table-cell>
        </table:table-row>
        <table:table-row table:style-name="ro1">
          <table:table-cell/>
          <table:table-cell office:value-type="string" calcext:value-type="string">
            <text:p>radio d ici</text:p>
          </table:table-cell>
          <table:table-cell table:number-columns-repeated="4"/>
          <table:table-cell office:value-type="string" calcext:value-type="string">
            <text:p>la radio plus</text:p>
          </table:table-cell>
        </table:table-row>
        <table:table-row table:style-name="ro1">
          <table:table-cell/>
          <table:table-cell office:value-type="string" calcext:value-type="string">
            <text:p>radio dreyeckla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mo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spa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sper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eva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f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fidéli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flas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lax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le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t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aze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grenoui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intensi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is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j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j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latitu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libertai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liberté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ariti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eg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elodi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monac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notre da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oxyge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sal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dio sole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cf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dl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ts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tu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d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eet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em rad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opique f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bration radio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IM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Jazz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Je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Jordan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Judaïca 102,9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Judaïqu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K6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Kaolin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ernew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Kis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i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La Clé des Ond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Là la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La Radio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La Radio Primiti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Latin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La Trib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L’Autr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La Voix de l’Armagn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La Voix du Béar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L’Ek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LFM 95.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Littora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Logo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Loi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Lor’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Lyon 1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Magic programme Alouet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Magnum la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Mangembo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Marmit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Max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Még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Mélodi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Mélody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Mélody FM Pyréné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Mercu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Métropol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Métropoly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Meus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MF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Milleniu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Mistra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Mix la Radio Étudian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Mix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Mon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Montag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Mosaïqu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Mouv’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MT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Music Bo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Nebbia Campus Cor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Neptu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Never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Newes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New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Nic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Normandie Trafi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Nostalg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Nov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N’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100%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NT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O2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Océa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ODS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Or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Ornithoryn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Ouest FM programme Foru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Ouï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Oxygè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Oxygè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Oxygèn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Paste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erri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PF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Pha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Pic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Pixe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lag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Planèt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Plein Ai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Plein Coe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lum’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Plu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ositif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Principe Acti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Prun’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Pyréné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R2M La Radio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Radio 1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Radio2t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Radio 3 Dè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Radio 3D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Radio 4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Radio 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Radio 66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Radio 74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Radio 8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Radio 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Radio Activ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Radio Acti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Radio Activités 96,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Radio Agor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Radio Albatro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Radio Albigè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Radio Alé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Radio Alf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Radio Alliance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Radio Alp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Radio Altitu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Radio Alt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Radio Amiti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Radio Antenne Portugai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Radio Arc-en-Ci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Radio Aria 99,6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Radio Armén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Radio Arrel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Radio Arver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Radio 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Radio Ass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Radio Atlanti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Radio Aube et Se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Radio Avall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Radio Aviv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Radio Axe Su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Radio 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Radio Bala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Radio Balistiq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Radio Balla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Radio Bart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Radio Belle V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Radio Bét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Radio Bienvenue Strasbourg-RB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Radio BIP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Radio BLC Caudr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Radio BLV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Radio Boca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Radio Bonhe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Radio Bonne Hume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Radio Bonne Nouv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Radio Boomeran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Radio Bout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Radio BP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Radio Bres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Radio Bro Gwene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Radio Bru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Radio Bu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Radio Cact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Radio Cadence Musique RC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Radio Cagn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Radio Cala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Radio Calvi Citad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Radio Camarg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Radio Campus Amie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Radio Campus Ange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Radio Campus Besanç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Radio Campus Bordeau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Radio Campus Clermont-Ferran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Radio Campus Grenob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Radio Campus Li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Radio Campus Montpelli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Radio Campus Orléa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Radio Campus Pari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Radio Campus Ren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Radio Campus Toulou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Radio Campus Tou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84" calcext:value-type="float">
            <text:p>384</text:p>
          </table:table-cell>
          <table:table-cell office:value-type="string" calcext:value-type="string">
            <text:p>Radio Campus Troy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string" calcext:value-type="string">
            <text:p>Radio Canu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string" calcext:value-type="string">
            <text:p>Radio Capuci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string" calcext:value-type="string">
            <text:p>Radio Carol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string" calcext:value-type="string">
            <text:p>Radio-Cartab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string" calcext:value-type="string">
            <text:p>Radiocé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Radio Chalom Nits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Radio Ciel Ble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string" calcext:value-type="string">
            <text:p>Radio Clap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Radio Classi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string" calcext:value-type="string">
            <text:p>Radio Clu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string" calcext:value-type="string">
            <text:p>Radio Collè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string" calcext:value-type="string">
            <text:p>Radio Collège Pergau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string" calcext:value-type="string">
            <text:p>Radio Coquelico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string" calcext:value-type="string">
            <text:p>Radio Coteau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Radio Couleur Chartreu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Radio Coup de Foud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string" calcext:value-type="string">
            <text:p>Radio Courtois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string" calcext:value-type="string">
            <text:p>Radio Crapon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string" calcext:value-type="string">
            <text:p>Radio Crista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Radio Culture Outre M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05" calcext:value-type="float">
            <text:p>405</text:p>
          </table:table-cell>
          <table:table-cell office:value-type="string" calcext:value-type="string">
            <text:p>Radio Cultures Dij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Radio D4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Radio d’Artagn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Radio de la Sa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Radio des Ball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10" calcext:value-type="float">
            <text:p>410</text:p>
          </table:table-cell>
          <table:table-cell office:value-type="string" calcext:value-type="string">
            <text:p>Radio des Hauts de Roue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string" calcext:value-type="string">
            <text:p>Radio d’Ic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string" calcext:value-type="string">
            <text:p>Radio Dijon Camp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string" calcext:value-type="string">
            <text:p>Radio 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string" calcext:value-type="string">
            <text:p>Radio d’O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string" calcext:value-type="string">
            <text:p>Radio Dreyecklan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16" calcext:value-type="float">
            <text:p>416</text:p>
          </table:table-cell>
          <table:table-cell office:value-type="string" calcext:value-type="string">
            <text:p>Radio Dreyeckland Libre (RDL)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Radio Ecclés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string" calcext:value-type="string">
            <text:p>Radio EC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Radio Ellebo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Radio Émerau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Radio Emo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Radio en Construc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Radio Escapad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string" calcext:value-type="string">
            <text:p>Radio Espa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string" calcext:value-type="string">
            <text:p>Radio Espéra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string" calcext:value-type="string">
            <text:p>Radio Evas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string" calcext:value-type="string">
            <text:p>Radio Festiva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Radio F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Radio Fidéli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Radio Fidélité Mayen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Radio Fil de l’Ea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Radio Fla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Radio Flas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string" calcext:value-type="string">
            <text:p>Radio FM43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string" calcext:value-type="string">
            <text:p>Radio FM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string" calcext:value-type="string">
            <text:p>Radio Fonta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37" calcext:value-type="float">
            <text:p>437</text:p>
          </table:table-cell>
          <table:table-cell office:value-type="string" calcext:value-type="string">
            <text:p>Radio Fréquence Nîm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string" calcext:value-type="string">
            <text:p>Radio G !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string" calcext:value-type="string">
            <text:p>Radio Galax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string" calcext:value-type="string">
            <text:p>Radio Gal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Radio Gât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string" calcext:value-type="string">
            <text:p>Radio Gaz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string" calcext:value-type="string">
            <text:p>Radio Giff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string" calcext:value-type="string">
            <text:p>Radio Golfe d’Amou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string" calcext:value-type="string">
            <text:p>Radio Graffit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string" calcext:value-type="string">
            <text:p>Radio Graf’Hi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Radio Grand Ci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Radio Grenoui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Radio Grésivaud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Radio Grille Ouver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string" calcext:value-type="string">
            <text:p>Radio Gué Mozo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52" calcext:value-type="float">
            <text:p>452</text:p>
          </table:table-cell>
          <table:table-cell office:value-type="string" calcext:value-type="string">
            <text:p>Radio Harmonie Cornouai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Radio Ici &amp; Maintenan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Radio Intensi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string" calcext:value-type="string">
            <text:p>Radio Interva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string" calcext:value-type="string">
            <text:p>Radio Iri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string" calcext:value-type="string">
            <text:p>Radio Is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Radio Italienne de Grenob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459" calcext:value-type="float">
            <text:p>459</text:p>
          </table:table-cell>
          <table:table-cell office:value-type="string" calcext:value-type="string">
            <text:p>Radio Italienne de Lyon et du Rhô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Radio J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Radio Jéric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Radio J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string" calcext:value-type="string">
            <text:p>Radio Kaléidoscop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Radio Ker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Radio Kol Aviv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string" calcext:value-type="string">
            <text:p>Radio Kol Hachalo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string" calcext:value-type="string">
            <text:p>Radio Lacau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Radio La Loca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Radio Lapurd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adio Larz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string" calcext:value-type="string">
            <text:p>Radio La Sentin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Radio Lase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3" calcext:value-type="float">
            <text:p>473</text:p>
          </table:table-cell>
          <table:table-cell office:value-type="string" calcext:value-type="string">
            <text:p>Radio Latitu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string" calcext:value-type="string">
            <text:p>Radio Lenga d’O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5" calcext:value-type="float">
            <text:p>475</text:p>
          </table:table-cell>
          <table:table-cell office:value-type="string" calcext:value-type="string">
            <text:p>Radio Lenga d’Oc Narbon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string" calcext:value-type="string">
            <text:p>Radio Libertai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string" calcext:value-type="string">
            <text:p>Radio Liber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string" calcext:value-type="string">
            <text:p>Radio Liberté 96.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string" calcext:value-type="string">
            <text:p>Radio Lodè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string" calcext:value-type="string">
            <text:p>Radio 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Radiomagn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string" calcext:value-type="string">
            <text:p>Radio Margeri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string" calcext:value-type="string">
            <text:p>Radio Maritim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4" calcext:value-type="float">
            <text:p>484</text:p>
          </table:table-cell>
          <table:table-cell office:value-type="string" calcext:value-type="string">
            <text:p>Radio Marseillet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string" calcext:value-type="string">
            <text:p>Radio MD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string" calcext:value-type="string">
            <text:p>Radio Még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string" calcext:value-type="string">
            <text:p>Radio Mélod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8" calcext:value-type="float">
            <text:p>488</text:p>
          </table:table-cell>
          <table:table-cell office:value-type="string" calcext:value-type="string">
            <text:p>Radio Mendilil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string" calcext:value-type="string">
            <text:p>Radio Ménerg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string" calcext:value-type="string">
            <text:p>Radio Mille Patt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Radio Monac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string" calcext:value-type="string">
            <text:p>Radio Mon Paï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3" calcext:value-type="float">
            <text:p>493</text:p>
          </table:table-cell>
          <table:table-cell office:value-type="string" calcext:value-type="string">
            <text:p>Radio Mont-Blan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string" calcext:value-type="string">
            <text:p>Radio Morv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string" calcext:value-type="string">
            <text:p>Radio Mure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string" calcext:value-type="string">
            <text:p>Radio Né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string" calcext:value-type="string">
            <text:p>Radio Neptu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498" calcext:value-type="float">
            <text:p>498</text:p>
          </table:table-cell>
          <table:table-cell office:value-type="string" calcext:value-type="string">
            <text:p>Radio Nord Bourgogne (RNB)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string" calcext:value-type="string">
            <text:p>Radio Nord Breta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Radio Notre Da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string" calcext:value-type="string">
            <text:p>Radio Nov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string" calcext:value-type="string">
            <text:p>Radio Numéro 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Radio Occitan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string" calcext:value-type="string">
            <text:p>Radio Olor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5" calcext:value-type="float">
            <text:p>505</text:p>
          </table:table-cell>
          <table:table-cell office:value-type="string" calcext:value-type="string">
            <text:p>Radio Oméga 90,9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string" calcext:value-type="string">
            <text:p>Radio Onda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Radio O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Radio Open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string" calcext:value-type="string">
            <text:p>Radio Orien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Radio Orion 87,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string" calcext:value-type="string">
            <text:p>Radio Oxygè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string" calcext:value-type="string">
            <text:p>Radio P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string" calcext:value-type="string">
            <text:p>Radio Paí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Radio Panac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15" calcext:value-type="float">
            <text:p>515</text:p>
          </table:table-cell>
          <table:table-cell office:value-type="string" calcext:value-type="string">
            <text:p>Radio Parole de Vi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string" calcext:value-type="string">
            <text:p>Radio Pass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string" calcext:value-type="string">
            <text:p>Radio P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string" calcext:value-type="string">
            <text:p>Radio Phéni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string" calcext:value-type="string">
            <text:p>Radio Pla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string" calcext:value-type="string">
            <text:p>Radio Pluri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Radio Plu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string" calcext:value-type="string">
            <text:p>Radio P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Radio Prése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string" calcext:value-type="string">
            <text:p>Radio Préver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string" calcext:value-type="string">
            <text:p>Radio Puisale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string" calcext:value-type="string">
            <text:p>Radio Pulsa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string" calcext:value-type="string">
            <text:p>Radio Pul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28" calcext:value-type="float">
            <text:p>528</text:p>
          </table:table-cell>
          <table:table-cell office:value-type="string" calcext:value-type="string">
            <text:p>Radio Qui Qu’en Gro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string" calcext:value-type="string">
            <text:p>Radio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string" calcext:value-type="string">
            <text:p>Radio RC2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4"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Radio Rencontre 93.3 FM Dunker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string" calcext:value-type="string">
            <text:p>Radio Ren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Radio Réz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string" calcext:value-type="string">
            <text:p>Radio RM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string" calcext:value-type="string">
            <text:p>Radio Roya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string" calcext:value-type="string">
            <text:p>Radio RV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string" calcext:value-type="string">
            <text:p>Radio Saint-Affriqu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string" calcext:value-type="string">
            <text:p>Radio Sainte-Bau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string" calcext:value-type="string">
            <text:p>Radio Saint Ferreo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string" calcext:value-type="string">
            <text:p>Radio Saint-Nabo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string" calcext:value-type="string">
            <text:p>Radio Sala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string" calcext:value-type="string">
            <text:p>Radio Salve Regin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43" calcext:value-type="float">
            <text:p>543</text:p>
          </table:table-cell>
          <table:table-cell office:value-type="string" calcext:value-type="string">
            <text:p>Radio Salvetat Peinar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string" calcext:value-type="string">
            <text:p>Radio Scarpe Sensé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string" calcext:value-type="string">
            <text:p>Radio Scoop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string" calcext:value-type="string">
            <text:p>Radio Semno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7" calcext:value-type="float">
            <text:p>547</text:p>
          </table:table-cell>
          <table:table-cell office:value-type="string" calcext:value-type="string">
            <text:p>Radio Sentin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string" calcext:value-type="string">
            <text:p>Radio Shalo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string" calcext:value-type="string">
            <text:p>Radio Shalom Bourgo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string" calcext:value-type="string">
            <text:p>Radios Libres en Périgor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string" calcext:value-type="string">
            <text:p>Radio Solei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2" calcext:value-type="float">
            <text:p>552</text:p>
          </table:table-cell>
          <table:table-cell office:value-type="string" calcext:value-type="string">
            <text:p>Radio Soleil 3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3" calcext:value-type="float">
            <text:p>553</text:p>
          </table:table-cell>
          <table:table-cell office:value-type="string" calcext:value-type="string">
            <text:p>Radio Sommièr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string" calcext:value-type="string">
            <text:p>Radio Sta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5" calcext:value-type="float">
            <text:p>555</text:p>
          </table:table-cell>
          <table:table-cell office:value-type="string" calcext:value-type="string">
            <text:p>Radio Star Bourgo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6" calcext:value-type="float">
            <text:p>556</text:p>
          </table:table-cell>
          <table:table-cell office:value-type="string" calcext:value-type="string">
            <text:p>Radio Stolliah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string" calcext:value-type="string">
            <text:p>Radio Studio 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string" calcext:value-type="string">
            <text:p>Radio Sud Besanç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string" calcext:value-type="string">
            <text:p>Radio Swin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string" calcext:value-type="string">
            <text:p>Radio Tartas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string" calcext:value-type="string">
            <text:p>Radio Temps Rode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string" calcext:value-type="string">
            <text:p>Radio Tou’Cae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string" calcext:value-type="string">
            <text:p>Radio Transpare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string" calcext:value-type="string">
            <text:p>Radio 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string" calcext:value-type="string">
            <text:p>Radio Unive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Radio Uylenspieg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string" calcext:value-type="string">
            <text:p>Radio Val-d’Is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string" calcext:value-type="string">
            <text:p>Radio Vallé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69" calcext:value-type="float">
            <text:p>569</text:p>
          </table:table-cell>
          <table:table-cell office:value-type="string" calcext:value-type="string">
            <text:p>Radio Vallée de l’Is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string" calcext:value-type="string">
            <text:p>Radio Vallée Véz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string" calcext:value-type="string">
            <text:p>Radio Vallespi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string" calcext:value-type="string">
            <text:p>Radio Valloi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73" calcext:value-type="float">
            <text:p>573</text:p>
          </table:table-cell>
          <table:table-cell office:value-type="string" calcext:value-type="string">
            <text:p>Radio Valois Multien - RV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4" calcext:value-type="float">
            <text:p>574</text:p>
          </table:table-cell>
          <table:table-cell office:value-type="string" calcext:value-type="string">
            <text:p>Radio Val Pirénéo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5" calcext:value-type="float">
            <text:p>575</text:p>
          </table:table-cell>
          <table:table-cell office:value-type="string" calcext:value-type="string">
            <text:p>Radio Vassiviè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string" calcext:value-type="string">
            <text:p>Radio Verd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Radio Vexin Val-de-Se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8" calcext:value-type="float">
            <text:p>578</text:p>
          </table:table-cell>
          <table:table-cell office:value-type="string" calcext:value-type="string">
            <text:p>Radio Vicomté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string" calcext:value-type="string">
            <text:p>Radio Vieille-Eglis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string" calcext:value-type="string">
            <text:p>Radio Vinci Autorout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string" calcext:value-type="string">
            <text:p>Radio Zém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string" calcext:value-type="string">
            <text:p>Radio Zénit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string" calcext:value-type="string">
            <text:p>Radio Zig Za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string" calcext:value-type="string">
            <text:p>Radio Zinzi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string" calcext:value-type="string">
            <text:p>Radio Zo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string" calcext:value-type="string">
            <text:p>Radyon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string" calcext:value-type="string">
            <text:p>RAJ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88" calcext:value-type="float">
            <text:p>588</text:p>
          </table:table-cell>
          <table:table-cell office:value-type="string" calcext:value-type="string">
            <text:p>RAM Radio Alpes Mancell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RAM Radio Alpine Meilleur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string" calcext:value-type="string">
            <text:p>RB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string" calcext:value-type="string">
            <text:p>RB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string" calcext:value-type="string">
            <text:p>RC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93" calcext:value-type="float">
            <text:p>593</text:p>
          </table:table-cell>
          <table:table-cell office:value-type="string" calcext:value-type="string">
            <text:p>RCB La Radio de la Vallé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string" calcext:value-type="string">
            <text:p>RCB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string" calcext:value-type="string">
            <text:p>RC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string" calcext:value-type="string">
            <text:p>RC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string" calcext:value-type="string">
            <text:p>RCJ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string" calcext:value-type="string">
            <text:p>RC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599" calcext:value-type="float">
            <text:p>599</text:p>
          </table:table-cell>
          <table:table-cell office:value-type="string" calcext:value-type="string">
            <text:p>RCM (Radio Canal Myrtille)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RCN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01" calcext:value-type="float">
            <text:p>601</text:p>
          </table:table-cell>
          <table:table-cell office:value-type="string" calcext:value-type="string">
            <text:p>RCN Radio Caraïb Nancy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R’ Courchev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office:value-type="string" calcext:value-type="string">
            <text:p>RCV 105.0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office:value-type="string" calcext:value-type="string">
            <text:p>RCV 99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string" calcext:value-type="string">
            <text:p>R d’Auta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string" calcext:value-type="string">
            <text:p>RdB 101,8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07" calcext:value-type="float">
            <text:p>607</text:p>
          </table:table-cell>
          <table:table-cell office:value-type="string" calcext:value-type="string">
            <text:p>RDB Radio des Boutièr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string" calcext:value-type="string">
            <text:p>RD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string" calcext:value-type="string">
            <text:p>RDC Radio Cousera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string" calcext:value-type="string">
            <text:p>RD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string" calcext:value-type="string">
            <text:p>RD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string" calcext:value-type="string">
            <text:p>R-Dw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13" calcext:value-type="float">
            <text:p>613</text:p>
          </table:table-cell>
          <table:table-cell office:value-type="string" calcext:value-type="string">
            <text:p>REC Radio Écho des Chouca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14" calcext:value-type="float">
            <text:p>614</text:p>
          </table:table-cell>
          <table:table-cell office:value-type="string" calcext:value-type="string">
            <text:p>REM Radio Entre deux Mer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office:value-type="string" calcext:value-type="string">
            <text:p>Résonanc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16" calcext:value-type="float">
            <text:p>616</text:p>
          </table:table-cell>
          <table:table-cell office:value-type="string" calcext:value-type="string">
            <text:p>Résonanc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RFI Pari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office:value-type="string" calcext:value-type="string">
            <text:p>RFL 10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RGB Radio Grand Briv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office:value-type="string" calcext:value-type="string">
            <text:p>RI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string" calcext:value-type="string">
            <text:p>Rire et Chans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string" calcext:value-type="string">
            <text:p>RJ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RJL Radio Judaïca Ly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string" calcext:value-type="string">
            <text:p>RJR Radio Jeunes Reim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RKB Radio Kreiz Breizh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R’ La Plagn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office:value-type="string" calcext:value-type="string">
            <text:p>R’ Les Arc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string" calcext:value-type="string">
            <text:p>R’ Méribel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string" calcext:value-type="string">
            <text:p>RMJ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office:value-type="string" calcext:value-type="string">
            <text:p>RMN-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32" calcext:value-type="float">
            <text:p>632</text:p>
          </table:table-cell>
          <table:table-cell office:value-type="string" calcext:value-type="string">
            <text:p>RMN Radio Mau Na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33" calcext:value-type="float">
            <text:p>633</text:p>
          </table:table-cell>
          <table:table-cell office:value-type="string" calcext:value-type="string">
            <text:p>RMS Radio Morbihan Sud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office:value-type="string" calcext:value-type="string">
            <text:p>RM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office:value-type="string" calcext:value-type="string">
            <text:p>RN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RPA Radio Pays de Aurill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office:value-type="string" calcext:value-type="string">
            <text:p>RPG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38" calcext:value-type="float">
            <text:p>638</text:p>
          </table:table-cell>
          <table:table-cell office:value-type="string" calcext:value-type="string">
            <text:p>RPH Radio Pays d’Héraul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office:value-type="string" calcext:value-type="string">
            <text:p>RPL 99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string" calcext:value-type="string">
            <text:p>RPL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office:value-type="string" calcext:value-type="string">
            <text:p>RP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RP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string" calcext:value-type="string">
            <text:p>RTF Radio Trouble Fê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string" calcext:value-type="string">
            <text:p>R’ Tigne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office:value-type="string" calcext:value-type="string">
            <text:p>RTL 2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RTU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RTV 95,7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50" calcext:value-type="float">
            <text:p>650</text:p>
          </table:table-cell>
          <table:table-cell office:value-type="string" calcext:value-type="string">
            <text:p>RVB Radio Vallée Bergera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51" calcext:value-type="float">
            <text:p>651</text:p>
          </table:table-cell>
          <table:table-cell office:value-type="string" calcext:value-type="string">
            <text:p>RVL Radio Vallée de la Lézard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string" calcext:value-type="string">
            <text:p>RV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RVO Radio Val d’Or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string" calcext:value-type="string">
            <text:p>RVR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office:value-type="string" calcext:value-type="string">
            <text:p>SANEF 107.7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office:value-type="string" calcext:value-type="string">
            <text:p>Se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office:value-type="string" calcext:value-type="string">
            <text:p>Sensations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office:value-type="string" calcext:value-type="string">
            <text:p>Séquenc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office:value-type="string" calcext:value-type="string">
            <text:p>Skyrock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string" calcext:value-type="string">
            <text:p>Soleil de Ré La Rochel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office:value-type="string" calcext:value-type="string">
            <text:p>Solei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office:value-type="string" calcext:value-type="string">
            <text:p>Sol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office:value-type="string" calcext:value-type="string">
            <text:p>Sorgia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office:value-type="string" calcext:value-type="string">
            <text:p>Souvenir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string" calcext:value-type="string">
            <text:p>Station Milleniu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string" calcext:value-type="string">
            <text:p>Studio Zef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office:value-type="string" calcext:value-type="string">
            <text:p>Styl’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68" calcext:value-type="float">
            <text:p>668</text:p>
          </table:table-cell>
          <table:table-cell office:value-type="string" calcext:value-type="string">
            <text:p>Sud Nivernais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office:value-type="string" calcext:value-type="string">
            <text:p>Sud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Sud Radio +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string" calcext:value-type="string">
            <text:p>Sun 101.5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string" calcext:value-type="string">
            <text:p>Swee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office:value-type="string" calcext:value-type="string">
            <text:p>Swing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3">
          <table:table-cell/>
          <table:table-cell office:value-type="float" office:value="675" calcext:value-type="float">
            <text:p>675</text:p>
          </table:table-cell>
          <table:table-cell office:value-type="string" calcext:value-type="string">
            <text:p>Tempo Programme Alouett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string" calcext:value-type="string">
            <text:p>Tendance Oues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Terre Marin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office:value-type="string" calcext:value-type="string">
            <text:p>T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Thèm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Timb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Tonic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Tonic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Top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Top Music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Toulous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Transa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Triag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Tropiqu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TSF 98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TSF Jazz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Urban Hit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Vag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Varianc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V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VF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Vibration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Villag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Virag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Virgin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Vivre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Voce Nustral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Vogue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Vosges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Wit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Xiberoko Botza Irratia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Yvelines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Zap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Zénith FM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Zoom Radio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 </text:p>
          </table:table-cell>
        </table:table-row>
      </table:table>
      <table:named-expressions/>
      <table:database-ranges>
        <table:database-range table:name="__Anonymous_Sheet_DB__0" table:target-range-address="Sheet1.E1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1:04:26.195872699</meta:creation-date>
    <dc:date>2017-03-01T21:54:19.998321200</dc:date>
    <meta:editing-duration>PT19M12S</meta:editing-duration>
    <meta:editing-cycles>2</meta:editing-cycles>
    <meta:generator>LibreOffice/5.1.2.2$Linux_X86_64 LibreOffice_project/10m0$Build-2</meta:generator>
    <meta:document-statistic meta:table-count="2" meta:cell-count="2657" meta:object-count="0"/>
  </office:meta>
</office:document-meta>
</file>